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3"/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繰越分</text:p>
          </table:table-cell>
          <table:table-cell table:style-name="ce4" office:value-type="currency" office:currency="JPY" office:value="5386">
            <text:p>￥5,38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4月分集金</text:p>
          </table:table-cell>
          <table:table-cell table:style-name="ce4" office:value-type="currency" office:currency="JPY" office:value="11000">
            <text:p>￥11,000</text:p>
          </table:table-cell>
          <table:table-cell table:style-name="ce5" office:value-type="string">
            <text:p>備考:5月分先払い分(4人)</text:p>
          </table:table-cell>
          <table:table-cell table:number-columns-repeated="3"/>
        </table:table-row>
        <table:table-row table:style-name="ro2">
          <table:table-cell table:style-name="ce1" office:value-type="string">
            <text:p>4月分予算(予定)</text:p>
          </table:table-cell>
          <table:table-cell table:style-name="ce5" table:formula="of:=[.B2]+[.B3]" office:value-type="float" office:value="16386">
            <text:p>￥16,386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整理番号</text:p>
          </table:table-cell>
          <table:table-cell table:style-name="ce1" office:value-type="string">
            <text:p>日付</text:p>
          </table:table-cell>
          <table:table-cell table:style-name="ce1" office:value-type="string">
            <text:p>費目</text:p>
          </table:table-cell>
          <table:table-cell table:style-name="ce1" office:value-type="string">
            <text:p>収入</text:p>
          </table:table-cell>
          <table:table-cell table:style-name="ce1" office:value-type="string">
            <text:p>支出</text:p>
          </table:table-cell>
          <table:table-cell table:style-name="ce1" office:value-type="string">
            <text:p>残高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13-04-09">
            <text:p>4月9日</text:p>
          </table:table-cell>
          <table:table-cell table:style-name="ce2" office:value-type="string">
            <text:p>伊藤園　おーいお茶緑茶×２:496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496">
            <text:p>￥496</text:p>
          </table:table-cell>
          <table:table-cell table:style-name="ce4" table:formula="of:=[.B4]+[.D7]-[.E7]" office:value-type="currency" office:currency="JPY" office:value="15890">
            <text:p>￥15,89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13-04-09">
            <text:p>4月9日</text:p>
          </table:table-cell>
          <table:table-cell table:style-name="ce2" office:value-type="string">
            <text:p>ひかり味噌:33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338">
            <text:p>￥338</text:p>
          </table:table-cell>
          <table:table-cell table:style-name="ce4" table:formula="of:=[.F7]+[.D8]-[.E8]" office:value-type="currency" office:currency="JPY" office:value="15552">
            <text:p>￥15,552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date" office:date-value="2013-04-10">
            <text:p>4月10日</text:p>
          </table:table-cell>
          <table:table-cell table:style-name="ce2" office:value-type="string">
            <text:p>UC職人DPモカブレンド:3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398">
            <text:p>￥398</text:p>
          </table:table-cell>
          <table:table-cell table:style-name="ce4" table:formula="of:=[.F8]+[.D9]-[.E9]" office:value-type="currency" office:currency="JPY" office:value="15154">
            <text:p>￥15,15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date" office:date-value="2013-04-11">
            <text:p>4月11日</text:p>
          </table:table-cell>
          <table:table-cell table:style-name="ce2" office:value-type="string">
            <text:p>エルモアピコティッシュ×２:370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370">
            <text:p>￥370</text:p>
          </table:table-cell>
          <table:table-cell table:style-name="ce4" table:formula="of:=[.F9]+[.D10]-[.E10]" office:value-type="currency" office:currency="JPY" office:value="14784">
            <text:p>￥14,784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date" office:date-value="2013-04-11">
            <text:p>4月11日</text:p>
          </table:table-cell>
          <table:table-cell table:style-name="ce2" office:value-type="string">
            <text:p>ブレンディココアオレ:5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98">
            <text:p>￥598</text:p>
          </table:table-cell>
          <table:table-cell table:style-name="ce4" table:formula="of:=[.F10]+[.D11]-[.E11]" office:value-type="currency" office:currency="JPY" office:value="14186">
            <text:p>￥14,186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date" office:date-value="2013-04-11">
            <text:p>4月11日</text:p>
          </table:table-cell>
          <table:table-cell table:style-name="ce2" office:value-type="string">
            <text:p>ミックスカフェオレ:5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98">
            <text:p>￥598</text:p>
          </table:table-cell>
          <table:table-cell table:style-name="ce4" table:formula="of:=[.F11]+[.D12]-[.E12]" office:value-type="currency" office:currency="JPY" office:value="13588">
            <text:p>￥13,588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date" office:date-value="2013-04-17">
            <text:p>4月17日</text:p>
          </table:table-cell>
          <table:table-cell table:style-name="ce2" office:value-type="string">
            <text:p>ブレンドコーヒー×２:840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840">
            <text:p>￥840</text:p>
          </table:table-cell>
          <table:table-cell table:style-name="ce4" table:formula="of:=[.F12]+[.D13]-[.E13]" office:value-type="currency" office:currency="JPY" office:value="12748">
            <text:p>￥12,748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date" office:date-value="2013-04-19">
            <text:p>4月19日</text:p>
          </table:table-cell>
          <table:table-cell table:style-name="ce2" office:value-type="string">
            <text:p>歓迎会残り:7000円</text:p>
          </table:table-cell>
          <table:table-cell table:style-name="ce4" office:value-type="currency" office:currency="JPY" office:value="7000">
            <text:p>￥7,000</text:p>
          </table:table-cell>
          <table:table-cell table:style-name="ce4" office:value-type="currency" office:currency="JPY" office:value="0">
            <text:p>￥0</text:p>
          </table:table-cell>
          <table:table-cell table:style-name="ce4" table:formula="of:=[.F13]+[.D14]-[.E14]" office:value-type="currency" office:currency="JPY" office:value="19748">
            <text:p>￥19,748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date" office:date-value="2013-04-26">
            <text:p>4月26日</text:p>
          </table:table-cell>
          <table:table-cell table:style-name="ce2" office:value-type="string">
            <text:p>ミックスカフェオレ:5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98">
            <text:p>￥598</text:p>
          </table:table-cell>
          <table:table-cell table:style-name="ce4" table:formula="of:=[.F14]+[.D15]-[.E15]" office:value-type="currency" office:currency="JPY" office:value="19150">
            <text:p>￥19,150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date" office:date-value="2013-04-26">
            <text:p>4月26日</text:p>
          </table:table-cell>
          <table:table-cell table:style-name="ce2" office:value-type="string">
            <text:p>ミックス紅茶オレ:5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598">
            <text:p>￥598</text:p>
          </table:table-cell>
          <table:table-cell table:style-name="ce4" table:formula="of:=[.F15]+[.D16]-[.E16]" office:value-type="currency" office:currency="JPY" office:value="18552">
            <text:p>￥18,552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date" office:date-value="2013-04-26">
            <text:p>4月26日</text:p>
          </table:table-cell>
          <table:table-cell table:style-name="ce2" office:value-type="string">
            <text:p>ゴールドブレンド:4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498">
            <text:p>￥498</text:p>
          </table:table-cell>
          <table:table-cell table:style-name="ce4" table:formula="of:=[.F16]+[.D17]-[.E17]" office:value-type="currency" office:currency="JPY" office:value="18054">
            <text:p>￥18,054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date" office:date-value="2013-04-26">
            <text:p>4月26日</text:p>
          </table:table-cell>
          <table:table-cell table:style-name="ce2" office:value-type="string">
            <text:p>モカブレンド:498円</text:p>
          </table:table-cell>
          <table:table-cell table:style-name="ce4" office:value-type="currency" office:currency="JPY" office:value="0">
            <text:p>￥0</text:p>
          </table:table-cell>
          <table:table-cell table:style-name="ce4" office:value-type="currency" office:currency="JPY" office:value="498">
            <text:p>￥498</text:p>
          </table:table-cell>
          <table:table-cell table:style-name="ce4" table:formula="of:=[.F17]+[.D18]-[.E18]" office:value-type="currency" office:currency="JPY" office:value="17556">
            <text:p>￥17,556</text:p>
          </table:table-cell>
        </table:table-row>
        <table:table-row table:style-name="ro2" table:number-rows-repeated="7">
          <table:table-cell table:style-name="ce3" table:number-columns-repeated="3"/>
          <table:table-cell table:style-name="ce7"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7" table:number-columns-repeated="3"/>
        </table:table-row>
        <table:table-row table:style-name="ro2">
          <table:table-cell table:number-columns-repeated="2"/>
          <table:table-cell table:style-name="ce3"/>
          <table:table-cell table:style-name="ce7" table:number-columns-repeated="3"/>
        </table:table-row>
        <table:table-row table:style-name="ro2" table:number-rows-repeated="5">
          <table:table-cell table:number-columns-repeated="3"/>
          <table:table-cell table:style-name="ce7"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</table:table-row>
        <table:table-row table:style-name="ro2">
          <table:table-cell table:number-columns-repeated="3"/>
          <table:table-cell table:style-name="ce8"/>
          <table:table-cell/>
          <table:table-cell table:style-name="ce8"/>
        </table:table-row>
        <table:table-row table:style-name="ro2" table:number-rows-repeated="10485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00/00/00</text:date>, <text:time style:data-style-name="N2" text:time-value="0000-00-00T14:10:4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3-05-07T14:19:45</dc:date>
    <meta:editing-duration>PT3H33M8S</meta:editing-duration>
    <meta:editing-cycles>34</meta:editing-cycles>
    <meta:generator>LibreOffice/4.0.2.2$Linux_x86 LibreOffice_project/400m0$Build-2</meta:generator>
    <dc:creator>suganuma </dc:creator>
    <meta:document-statistic meta:table-count="3" meta:cell-count="85" meta:object-count="0"/>
  </office:meta>
</office:document-meta>
</file>